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601cm"/>
    </style:style>
    <style:style style:name="co2" style:family="table-column">
      <style:table-column-properties fo:break-before="auto" style:column-width="0.84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 table:style-name="ce1" office:value-type="string" calcext:value-type="string">
            <text:p>Kossel Bill of Materials</text:p>
          </table:table-cell>
          <table:table-cell table:number-columns-repeated="14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" office:value-type="string" calcext:value-type="string">
            <text:p>Printed Part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on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nd Effector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xtruder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Z-Prob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ottom Fram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op Fram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arriag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ndstop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lass Tabs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ail Carriag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ce1" office:value-type="string" calcext:value-type="string">
            <text:p>Fram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art – Mini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on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/>600mm OpenBeam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3"/>
          <table:table-cell table:style-name="ce7" table:number-columns-repeated="2"/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<text:s/>240mm OpenBeam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style-name="ce4" office:value-type="string" calcext:value-type="string">
            <text:p>Lengths of 2m 1515 OpenBeam needed for XL</text:p>
          </table:table-cell>
          <table:table-cell table:number-columns-repeated="2"/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<text:s/>Borosilicate glass (170mm round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5" office:value-type="string" calcext:value-type="string">
            <text:p>Length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Remainder</text:p>
          </table:table-cell>
          <table:table-cell table:style-name="ce11"/>
          <table:table-cell table:number-columns-repeated="4"/>
        </table:table-row>
        <table:table-row table:style-name="ro2">
          <table:table-cell table:number-columns-repeated="7"/>
          <table:table-cell table:style-name="ce4" office:value-type="float" office:value="2000" calcext:value-type="float">
            <text:p>2000</text:p>
          </table:table-cell>
          <table:table-cell table:style-name="ce8" table:formula="of:=INT([.H22]/[.I21])" office:value-type="float" office:value="3" calcext:value-type="float">
            <text:p>3</text:p>
          </table:table-cell>
          <table:table-cell table:formula="of:=[.H22]-([.I22]*[.I21])" office:value-type="float" office:value="50" calcext:value-type="float">
            <text:p>50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Part – XL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4" office:value-type="float" office:value="2000" calcext:value-type="float">
            <text:p>2000</text:p>
          </table:table-cell>
          <table:table-cell table:style-name="ce8" office:value-type="float" office:value="0" calcext:value-type="float">
            <text:p>0</text:p>
          </table:table-cell>
          <table:table-cell table:formula="of:=[.H23]-([.I21]*[.I23])" office:value-type="float" office:value="2000" calcext:value-type="float">
            <text:p>2000</text:p>
          </table:table-cell>
          <table:table-cell table:style-name="ce11"/>
          <table:table-cell table:number-columns-repeated="4"/>
        </table:table-row>
        <table:table-row table:style-name="ro1">
          <table:table-cell office:value-type="string" calcext:value-type="string">
            <text:p><text:s/>650 mm OpenBeam (XL uses 750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office:annotation draw:style-name="gr1" draw:text-style-name="P1" svg:width="2.899cm" svg:height="2.176cm" svg:x="16.305cm" svg:y="8.891cm" draw:caption-point-x="-0.61cm" draw:caption-point-y="1.51cm">
              <dc:date>2016-02-26T00:00:00</dc:date>
              <text:p text:style-name="P1"><text:span text:style-name="T1">Cost accounted for below as these were all cut from 2m lengths</text:span></text:p>
            </office:annotation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dered from Communica on 27/01/2015. Should be here by 10/02</text:p>
          </table:table-cell>
          <table:table-cell table:number-columns-repeated="2"/>
          <table:table-cell table:style-name="ce5"/>
          <table:table-cell office:value-type="float" office:value="360" calcext:value-type="float">
            <text:p>360</text:p>
          </table:table-cell>
          <table:table-cell/>
          <table:table-cell table:style-name="ce11"/>
          <table:table-cell table:number-columns-repeated="4"/>
        </table:table-row>
        <table:table-row table:style-name="ro1">
          <table:table-cell office:value-type="string" calcext:value-type="string">
            <text:p><text:s/>360 mm OpenBeam</text:p>
          </table:table-cell>
          <table:table-cell office:value-type="float" office:value="9" calcext:value-type="float">
            <text:p>9</text:p>
          </table:table-cell>
          <table:table-cell table:formula="of:=336.3*2+310" office:value-type="float" office:value="982.6" calcext:value-type="float">
            <office:annotation draw:style-name="gr1" draw:text-style-name="P1" svg:width="2.899cm" svg:height="1.781cm" svg:x="16.305cm" svg:y="9.347cm" draw:caption-point-x="-0.61cm" draw:caption-point-y="1.51cm">
              <dc:date>2016-02-26T00:00:00</dc:date>
              <text:p text:style-name="P1"><text:span text:style-name="T1">First length was R310, later the other two were R336.3 each</text:span></text:p>
            </office:annotation>
            <text:p>982.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5" office:value-type="float" office:value="2000" calcext:value-type="float">
            <text:p>2000</text:p>
          </table:table-cell>
          <table:table-cell table:style-name="ce8" table:formula="of:=INT([.H25]/[.I24])" office:value-type="float" office:value="5" calcext:value-type="float">
            <text:p>5</text:p>
          </table:table-cell>
          <table:table-cell table:formula="of:=[.H25]-([.I25]*[.I24])" office:value-type="float" office:value="200" calcext:value-type="float">
            <text:p>200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<text:s/>Borosilicate glass (250mm round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250" calcext:value-type="float">
            <text:p>1250</text:p>
          </table:table-cell>
          <table:table-cell table:style-name="ce8" table:formula="of:=INT([.H26]/[.I24])" office:value-type="float" office:value="3" calcext:value-type="float">
            <text:p>3</text:p>
          </table:table-cell>
          <table:table-cell table:formula="of:=[.H26]-([.I26]*[.I24])" office:value-type="float" office:value="170" calcext:value-type="float">
            <text:p>170</text:p>
          </table:table-cell>
          <table:table-cell table:style-name="ce11"/>
          <table:table-cell table:number-columns-repeated="4"/>
        </table:table-row>
        <table:table-row table:style-name="ro2">
          <table:table-cell table:number-columns-repeated="7"/>
          <table:table-cell table:style-name="ce4" office:value-type="float" office:value="2000" calcext:value-type="float">
            <text:p>2000</text:p>
          </table:table-cell>
          <table:table-cell table:style-name="ce8" table:formula="of:=INT([.H27]/[.I24])" office:value-type="float" office:value="5" calcext:value-type="float">
            <text:p>5</text:p>
          </table:table-cell>
          <table:table-cell table:formula="of:=[.H27]-([.I27]*[.I24])" office:value-type="float" office:value="200" calcext:value-type="float">
            <text:p>200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ce1" office:value-type="string" calcext:value-type="string">
            <text:p>Nuts &amp; Bolts</text:p>
          </table:table-cell>
          <table:table-cell table:number-columns-repeated="6"/>
          <table:table-cell table:style-name="ce6" office:value-type="string" calcext:value-type="string">
            <text:p>3 lengths @ R310/length from Communica</text:p>
          </table:table-cell>
          <table:table-cell table:style-name="ce9" table:number-columns-repeated="2"/>
          <table:table-cell table:style-name="ce12"/>
          <table:table-cell table:number-columns-repeated="4"/>
        </table:table-row>
        <table:table-row table:style-name="ro2">
          <table:table-cell office:value-type="string" calcext:value-type="string">
            <text:p><text:s/>M2.5×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2"/>
        </table:table-row>
        <table:table-row table:style-name="ro2">
          <table:table-cell office:value-type="string" calcext:value-type="string">
            <text:p><text:s/>M2.5×16 (plus 1 spare)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number-columns-repeated="12"/>
        </table:table-row>
        <table:table-row table:style-name="ro2">
          <table:table-cell office:value-type="string" calcext:value-type="string">
            <text:p><text:s/>M3×6 (you can do with half but this is for every hole)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number-columns-repeated="12"/>
        </table:table-row>
        <table:table-row table:style-name="ro2">
          <table:table-cell office:value-type="string" calcext:value-type="string">
            <text:p><text:s/>M3×8 (you need about 63 so enough spares)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number-columns-repeated="12"/>
        </table:table-row>
        <table:table-row table:style-name="ro2">
          <table:table-cell office:value-type="string" calcext:value-type="string">
            <text:p><text:s/>M3×16 (plus 1 spare)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2"/>
        </table:table-row>
        <table:table-row table:style-name="ro2">
          <table:table-cell office:value-type="string" calcext:value-type="string">
            <text:p><text:s/>M3×20 (plus 2 spare)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number-columns-repeated="12"/>
        </table:table-row>
        <table:table-row table:style-name="ro2">
          <table:table-cell office:value-type="string" calcext:value-type="string">
            <text:p><text:s/>M3×25 (plus 3 spare)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number-columns-repeated="12"/>
        </table:table-row>
        <table:table-row table:style-name="ro2">
          <table:table-cell office:value-type="string" calcext:value-type="string">
            <text:p><text:s/>M3×35 (we don’t use it for tensioning but you may choose to do otherwise)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12"/>
        </table:table-row>
        <table:table-row table:style-name="ro2">
          <table:table-cell office:value-type="string" calcext:value-type="string">
            <text:p><text:s/>M3 Nut (you need most of them)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number-columns-repeated="12"/>
        </table:table-row>
        <table:table-row table:style-name="ro2">
          <table:table-cell office:value-type="string" calcext:value-type="string">
            <text:p><text:s/>M3 Nyloc nut (plus 1 spare)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2"/>
        </table:table-row>
        <table:table-row table:style-name="ro2">
          <table:table-cell office:value-type="string" calcext:value-type="string">
            <text:p><text:s/>M3 washer (you need about 60 of them)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number-columns-repeated="12"/>
        </table:table-row>
        <table:table-row table:style-name="ro2">
          <table:table-cell office:value-type="string" calcext:value-type="string">
            <text:p><text:s/>M4×20 grub screw (plus 3 spare)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number-columns-repeated="12"/>
        </table:table-row>
        <table:table-row table:style-name="ro2">
          <table:table-cell office:value-type="string" calcext:value-type="string">
            <text:p><text:s/>M5×2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2"/>
        </table:table-row>
        <table:table-row table:style-name="ro2">
          <table:table-cell office:value-type="string" calcext:value-type="string">
            <text:p><text:s/>M5 Nyloc nut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2"/>
        </table:table-row>
        <table:table-row table:style-name="ro2">
          <table:table-cell office:value-type="string" calcext:value-type="string">
            <text:p><text:s/>M5 washer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Linear Motio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Dual 623 V-rollers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/>GT2 belt +-1400mm per slide</text:p>
          </table:table-cell>
          <table:table-cell office:value-type="float" office:value="3" calcext:value-type="float">
            <text:p>3</text:p>
          </table:table-cell>
          <table:table-cell table:formula="of:=1.5*3*17" office:value-type="float" office:value="76.5" calcext:value-type="float">
            <office:annotation draw:style-name="gr1" draw:text-style-name="P1" svg:width="2.899cm" svg:height="1.781cm" svg:x="16.305cm" svg:y="18.835cm" draw:caption-point-x="-0.61cm" draw:caption-point-y="1.51cm">
              <dc:date>2016-02-26T00:00:00</dc:date>
              <text:p text:style-name="P1"><text:span text:style-name="T1">About R83 for 5 meters from Banggood – R17/m</text:span></text:p>
            </office:annotation>
            <text:p>76.5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GT2 Idler Wheel ( <text:a xlink:href="http://builda3dprinter.eu/" xlink:type="simple">http://builda3dprinter.eu</text:a> uses 2 x F623ZZ flanged bearings)</text:p>
          </table:table-cell>
          <table:table-cell office:value-type="float" office:value="3" calcext:value-type="float">
            <text:p>3</text:p>
          </table:table-cell>
          <table:table-cell office:value-type="float" office:value="35.1" calcext:value-type="float">
            <text:p>35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GT2 Pulley 20 Teeth <text:s/>(16 teeth in kits from http://builda3dprinter.eu)</text:p>
          </table:table-cell>
          <table:table-cell office:value-type="float" office:value="3" calcext:value-type="float">
            <text:p>3</text:p>
          </table:table-cell>
          <table:table-cell table:formula="of:=14*3" office:value-type="float" office:value="42" calcext:value-type="float">
            <office:annotation draw:style-name="gr1" draw:text-style-name="P1" svg:width="2.899cm" svg:height="2.176cm" svg:x="16.305cm" svg:y="19.76cm" draw:caption-point-x="-0.61cm" draw:caption-point-y="1.51cm">
              <dc:date>2016-02-26T00:00:00</dc:date>
              <text:p text:style-name="P1"><text:span text:style-name="T1">Less than R14 each in belt and pulley combo buy from Banggood</text:span></text:p>
            </office:annotation>
            <text:p>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NEMA17 stepper motor</text:p>
          </table:table-cell>
          <table:table-cell office:value-type="float" office:value="3" calcext:value-type="float">
            <text:p>3</text:p>
          </table:table-cell>
          <table:table-cell table:formula="of:=3*271.87" office:value-type="float" office:value="815.61" calcext:value-type="float">
            <text:p>815.6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table:number-columns-repeated="15"/>
        </table:table-row>
        <table:table-row table:style-name="ro2">
          <table:table-cell table:style-name="ce1" office:value-type="string" calcext:value-type="string">
            <text:p>Diagonal Push Rods</text:p>
          </table:table-cell>
          <table:table-cell table:number-columns-repeated="14"/>
        </table:table-row>
        <table:table-row table:style-name="ro4">
          <table:table-cell table:style-name="ce2" office:value-type="string" calcext:value-type="string">
            <text:p>Carbon Fibre rods – ID:4mm, OD:6mm, L:300mm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ossible source: <text:a xlink:href="http://www.capekites.co.za/kites/accessories/carbon-fibre-rods-2mm---8mm--hollow--solid" xlink:type="simple">http://www.capekites.co.za/kites/accessories/carbon-fibre-rods-2mm---8mm--hollow--solid</text:a></text:p>
          </table:table-cell>
          <table:table-cell table:number-columns-repeated="7"/>
          <table:table-cell office:value-type="float" office:value="1.5" calcext:value-type="float">
            <text:p>1.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ibre glass</text:p>
          </table:table-cell>
        </table:table-row>
        <table:table-row table:style-name="ro2">
          <table:table-cell table:number-columns-repeated="13"/>
          <table:table-cell office:value-type="float" office:value="198" calcext:value-type="float">
            <text:p>198</text:p>
          </table:table-cell>
          <table:table-cell office:value-type="string" calcext:value-type="string">
            <text:p>Carbon Fibre</text:p>
          </table:table-cell>
        </table:table-row>
        <table:table-row table:style-name="ro2">
          <table:table-cell table:style-name="ce1" office:value-type="string" calcext:value-type="string">
            <text:p>Bowden Extruder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1" office:value-type="string" calcext:value-type="string">
            <text:p>Hot End</text:p>
          </table:table-cell>
          <table:table-cell table:number-columns-repeated="14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1" office:value-type="string" calcext:value-type="string">
            <text:p>Elecronics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Fastner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 text:c="2"/>M3 x 8 nut</text:p>
          </table:table-cell>
          <table:table-cell office:value-type="float" office:value="50" calcext:value-type="float">
            <text:p>50</text:p>
          </table:table-cell>
          <table:table-cell office:value-type="float" office:value="6.5" calcext:value-type="float">
            <text:p>6.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<text:s text:c="2"/>M3 x 8 hex bolt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00/00/00</text:date>, <text:time style:data-style-name="N2" text:time-value="12:31:41.477868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05:32:07.314810431</meta:creation-date>
    <dc:date>2016-02-26T14:22:31.251278645</dc:date>
    <meta:editing-duration>P1DT16H49M59S</meta:editing-duration>
    <meta:editing-cycles>7</meta:editing-cycles>
    <meta:generator>LibreOffice/4.2.8.2$Linux_X86_64 LibreOffice_project/420m0$Build-2</meta:generator>
    <meta:document-statistic meta:table-count="1" meta:cell-count="139" meta:object-count="0"/>
  </office:meta>
</office:document-meta>
</file>